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0066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ff0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00a933" fo:font-weight="bold" style:font-weight-asian="bold" style:font-weight-complex="bold"/>
    </style:style>
    <style:style style:name="ce16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10"/>
        <table:table-column table:style-name="co2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Special</text:p>
          </table:table-cell>
          <table:table-cell office:value-type="string" calcext:value-type="string">
            <text:p>Speed</text:p>
          </table:table-cell>
          <table:table-cell table:style-name="ce14" office:value-type="string" calcext:value-type="string">
            <text:p>Tot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office:value-type="string" calcext:value-type="string">
            <text:p>M 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formula="of:=SUM([.B2:.F2])" office:value-type="float" office:value="505" calcext:value-type="float">
            <text:p>50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 Charizard 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3:.F3])" office:value-type="float" office:value="504" calcext:value-type="float">
            <text:p>50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 Charizard 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519" calcext:value-type="float">
            <text:p>5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formula="of:=SUM([.B5:.F5])" office:value-type="float" office:value="515" calcext:value-type="float">
            <text:p>5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 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SUM([.B6:.F6])" office:value-type="float" office:value="448" calcext:value-type="float">
            <text:p>44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 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SUM([.B7:.F7])" office:value-type="float" office:value="499" calcext:value-type="float">
            <text:p>49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2"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170" calcext:value-type="float">
            <text:p>17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ce2"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B9:.F9])" office:value-type="float" office:value="163" calcext:value-type="float">
            <text:p>163</text:p>
          </table:table-cell>
          <table:table-cell table:number-columns-repeated="2" office:value-type="string" calcext:value-type="string">
            <text:p>Fairy</text:p>
          </table:table-cell>
        </table:table-row>
        <table:table-row table:style-name="ro1">
          <table:table-cell table:style-name="ce2"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10:.F10])" office:value-type="float" office:value="170" calcext:value-type="float">
            <text:p>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SUM([.B11:.F11])" office:value-type="float" office:value="465" calcext:value-type="float">
            <text:p>46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5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B12:.F12])" office:value-type="float" office:value="390" calcext:value-type="float">
            <text:p>390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SUM([.B13:.F13])" office:value-type="float" office:value="465" calcext:value-type="float">
            <text:p>46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5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B14:.F14])" office:value-type="float" office:value="400" calcext:value-type="float">
            <text:p>400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 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formula="of:=SUM([.B15:.F15])" office:value-type="float" office:value="495" calcext:value-type="float">
            <text:p>495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6:.F16])" office:value-type="float" office:value="385" calcext:value-type="float">
            <text:p>3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 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7:.F17])" office:value-type="float" office:value="485" calcext:value-type="float">
            <text:p>4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SUM([.B18:.F18])" office:value-type="float" office:value="445" calcext:value-type="float">
            <text:p>4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formula="of:=SUM([.B19:.F19])" office:value-type="float" office:value="505" calcext:value-type="float">
            <text:p>50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0:.F20])" office:value-type="float" office:value="455" calcext:value-type="float">
            <text:p>45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M 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B21:.F21])" office:value-type="float" office:value="535" calcext:value-type="float">
            <text:p>53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style-name="ce2"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SUM([.B22:.F22])" office:value-type="float" office:value="175" calcext:value-type="float">
            <text:p>17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table:style-name="ce3"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SUM([.B23:.F23])" office:value-type="float" office:value="345" calcext:value-type="float">
            <text:p>34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24:.F24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4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SUM([.B25:.F25])" office:value-type="float" office:value="480" calcext:value-type="float">
            <text:p>48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table:style-name="ce2"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6:.F26])" office:value-type="float" office:value="205" calcext:value-type="float">
            <text:p>2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formula="of:=SUM([.B27:.F27])" office:value-type="float" office:value="465" calcext:value-type="float">
            <text:p>46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SUM([.B28:.F28])" office:value-type="float" office:value="485" calcext:value-type="float">
            <text:p>485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M Kangaskh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29:.F29])" office:value-type="float" office:value="510" calcext:value-type="float">
            <text:p>51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SUM([.B30:.F30])" office:value-type="float" office:value="445" calcext:value-type="float">
            <text:p>44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table:style-name="ce2" office:value-type="string" calcext:value-type="string">
            <text:p>Mime 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5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B31:.F31])" office:value-type="float" office:value="220" calcext:value-type="float">
            <text:p>22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SUM([.B32:.F32])" office:value-type="float" office:value="433" calcext:value-type="float">
            <text:p>43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6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SUM([.B33:.F33])" office:value-type="float" office:value="518" calcext:value-type="float">
            <text:p>5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B34:.F34])" office:value-type="float" office:value="455" calcext:value-type="float">
            <text:p>45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table:style-name="ce2"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SUM([.B35:.F35])" office:value-type="float" office:value="220" calcext:value-type="float">
            <text:p>2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style-name="ce2"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B36:.F36])" office:value-type="float" office:value="295" calcext:value-type="float">
            <text:p>295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SUM([.B37:.F37])" office:value-type="float" office:value="450" calcext:value-type="float">
            <text:p>45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ce2"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SUM([.B38:.F38])" office:value-type="float" office:value="295" calcext:value-type="float">
            <text:p>29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formula="of:=SUM([.B39:.F39])" office:value-type="float" office:value="445" calcext:value-type="float">
            <text:p>44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 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6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SUM([.B40:.F40])" office:value-type="float" office:value="523" calcext:value-type="float">
            <text:p>52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table:formula="of:=SUM([.B41:.F41])" office:value-type="float" office:value="570" calcext:value-type="float">
            <text:p>5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Espeon</text:p>
          </table:table-cell>
          <table:table-cell table:style-name="ce5" office:value-type="float" office:value="65" calcext:value-type="float">
            <text:p>6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9" office:value-type="float" office:value="110" calcext:value-type="float">
            <text:p>110</text:p>
          </table:table-cell>
          <table:table-cell table:style-name="ce9" table:formula="of:=SUM([.B42:.F42])" office:value-type="float" office:value="430" calcext:value-type="float">
            <text:p>430</text:p>
          </table:table-cell>
          <table:table-cell table:number-columns-repeated="2" table:style-name="ce9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Umbreon</text:p>
          </table:table-cell>
          <table:table-cell table:style-name="ce6" office:value-type="float" office:value="95" calcext:value-type="float">
            <text:p>9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formula="of:=SUM([.B43:.F43])" office:value-type="float" office:value="465" calcext:value-type="float">
            <text:p>465</text:p>
          </table:table-cell>
          <table:table-cell table:number-columns-repeated="2" table:style-name="ce9"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Leafeon</text:p>
          </table:table-cell>
          <table:table-cell table:style-name="ce5" office:value-type="float" office:value="65" calcext:value-type="float">
            <text:p>65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6" office:value-type="float" office:value="95" calcext:value-type="float">
            <text:p>95</text:p>
          </table:table-cell>
          <table:table-cell table:style-name="ce9" table:formula="of:=SUM([.B44:.F44])" office:value-type="float" office:value="465" calcext:value-type="float">
            <text:p>465</text:p>
          </table:table-cell>
          <table:table-cell table:number-columns-repeated="2" table:style-name="ce9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Glaceon</text:p>
          </table:table-cell>
          <table:table-cell table:style-name="ce5" office:value-type="float" office:value="65" calcext:value-type="float">
            <text:p>6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formula="of:=SUM([.B45:.F45])" office:value-type="float" office:value="430" calcext:value-type="float">
            <text:p>430</text:p>
          </table:table-cell>
          <table:table-cell table:number-columns-repeated="2" table:style-name="ce9"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Sylveon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2" table:style-name="ce9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formula="of:=SUM([.B46:.F46])" office:value-type="float" office:value="415" calcext:value-type="float">
            <text:p>415</text:p>
          </table:table-cell>
          <table:table-cell table:number-columns-repeated="2" table:style-name="ce9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Porygon 2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SUM([.B47:.F47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rygon 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SUM([.B48:.F48])" office:value-type="float" office:value="460" calcext:value-type="float">
            <text:p>46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Ae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5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SUM([.B49:.F49])" office:value-type="float" office:value="520" calcext:value-type="float">
            <text:p>5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2"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SUM([.B50:.F50])" office:value-type="float" office:value="305" calcext:value-type="float">
            <text:p>3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Mewtwo 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SUM([.B51:.F51])" office:value-type="float" office:value="680" calcext:value-type="float">
            <text:p>6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M Mewtwo 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formula="of:=SUM([.B52:.F52])" office:value-type="float" office:value="660" calcext:value-type="float">
            <text:p>660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4" office:value-type="string" calcext:value-type="string">
            <text:p>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SUM([.B53:.F53])" office:value-type="float" office:value="448" calcext:value-type="float">
            <text:p>448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4" office:value-type="string" calcext:value-type="string">
            <text:p>M 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SUM([.B54:.F54])" office:value-type="float" office:value="521" calcext:value-type="float">
            <text:p>521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Venustoise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2" table:style-name="ce8" office:value-type="float" office:value="131" calcext:value-type="float">
            <text:p>131</text:p>
          </table:table-cell>
          <table:table-cell table:style-name="ce8" office:value-type="float" office:value="104" calcext:value-type="float">
            <text:p>104</text:p>
          </table:table-cell>
          <table:table-cell table:style-name="ce8" table:formula="of:=SUM([.B55:.F55])" office:value-type="float" office:value="580" calcext:value-type="float">
            <text:p>580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d7d72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8">00/00/0000</text:date>, <text:time style:data-style-name="N2" text:time-value="15:40:11.112472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22-12-31T21:04:04.731225577</meta:creation-date>
    <dc:date>2023-06-18T15:41:51.703083752</dc:date>
    <meta:editing-duration>P34DT19H6M32S</meta:editing-duration>
    <meta:editing-cycles>226</meta:editing-cycles>
    <meta:generator>LibreOffice/5.2.6.2$MacOSX_X86_64 LibreOffice_project/a3100ed2409ebf1c212f5048fbe377c281438fdc</meta:generator>
    <dc:creator>Michael </dc:creator>
    <meta:document-statistic meta:table-count="1" meta:cell-count="494" meta:object-count="0"/>
  </office:meta>
</office:document-meta>
</file>